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o_20_independiente_20_2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o_20_independiente_20_2">
      <style:paragraph-properties fo:margin-left="0.635cm" fo:margin-right="0cm" fo:text-indent="0cm" style:auto-text-indent="false"/>
    </style:style>
    <style:style style:name="P7" style:family="paragraph" style:parent-style-name="Texto_20_independiente_20_2">
      <style:paragraph-properties fo:margin-left="1.244cm" fo:margin-right="0cm" fo:text-indent="0cm" style:auto-text-indent="false"/>
    </style:style>
    <style:style style:name="P8" style:family="paragraph" style:parent-style-name="Texto_20_independiente_20_2" style:list-style-name="WW8Num2">
      <style:paragraph-properties fo:margin-left="1.27cm" fo:margin-right="0cm" fo:text-indent="-0.635cm" style:auto-text-indent="false"/>
    </style:style>
    <style:style style:name="P9" style:family="paragraph" style:parent-style-name="Text_20_body" style:master-page-name="Standard">
      <style:paragraph-properties fo:text-align="justify" style:justify-single-word="false" style:page-number="auto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òbils 2000</text:p>
      <text:p text:style-name="P2">Proposta de personal</text:p>
      <text:p text:style-name="P5">Josep M. Fuster</text:p>
      <text:p text:style-name="P5">Cap del Departament de Publicitat</text:p>
      <text:p text:style-name="P4"/>
      <text:p text:style-name="P2">Informe del Departament de Publicitat sobre la necessitat de contractar personal</text:p>
      <text:p text:style-name="P1"/>
      <text:p text:style-name="P1"/>
      <text:p text:style-name="P1">A/ Direcció d’Automòbils 2000, </text:p>
      <text:p text:style-name="P3"/>
      <text:p text:style-name="Texto_20_independiente_20_2"/>
      <text:p text:style-name="Texto_20_independiente_20_2">1.Antecedents</text:p>
      <text:p text:style-name="Texto_20_independiente_20_2"/>
      <text:list xml:id="list42451842" text:style-name="WW8Num2">
        <text:list-item>
          <text:p text:style-name="P8">El 10 de gener el Sr. Eduard López, que ha format part del Departament com a tècnic de publicitat des de l’any 2003, em va fer saber mitjançant carta el seu desig d’abandonar l’empresa per motius personals.</text:p>
        </text:list-item>
      </text:list>
      <text:p text:style-name="P6"/>
      <text:list xml:id="list42463109" text:continue-numbering="true" text:style-name="WW8Num2">
        <text:list-item>
          <text:p text:style-name="P8">A petició meva, continuarà ocupant el seu lloc de treball fins al dia 10 de juliol per acabar la campanya de la qual és responsable, i després d’aquesta data deixarà de treballar a Automòbils 2000.</text:p>
        </text:list-item>
      </text:list>
      <text:p text:style-name="Texto_20_independiente_20_2"/>
      <text:list xml:id="list42447772" text:continue-numbering="true" text:style-name="WW8Num2">
        <text:list-item>
          <text:p text:style-name="P8">En els últims cinc anys, per necessitats de l’empresa de promocionar nous productes i d’adreçar-se a un públic cada vegada més nombrós i exigent, s’han multiplicat les campanyes publicitàries.</text:p>
        </text:list-item>
      </text:list>
      <text:p text:style-name="Texto_20_independiente_20_2"/>
      <text:list xml:id="list42451577" text:continue-numbering="true" text:style-name="WW8Num2">
        <text:list-item>
          <text:p text:style-name="P8">A la data de la marxa del Sr. López estarem preparant la campanya publicitària de la tardor.</text:p>
        </text:list-item>
      </text:list>
      <text:p text:style-name="Texto_20_independiente_20_2"/>
      <text:list xml:id="list42435756" text:continue-numbering="true" text:style-name="WW8Num2">
        <text:list-item>
          <text:p text:style-name="P8">Si no hi ha cap persona que el substitueixi, no podré agafar les vacances, com havíem acordat amb la Direcció, durant el mes d’agost.</text:p>
        </text:list-item>
      </text:list>
      <text:p text:style-name="Texto_20_independiente_20_2"/>
      <text:p text:style-name="Texto_20_independiente_20_2"/>
      <text:p text:style-name="Texto_20_independiente_20_2">2. Proposta</text:p>
      <text:p text:style-name="Texto_20_independiente_20_2"/>
      <text:p text:style-name="Texto_20_independiente_20_2"><text:tab/>Atesos els antecedents esmentats,</text:p>
      <text:p text:style-name="Texto_20_independiente_20_2"/>
      <text:p text:style-name="Texto_20_independiente_20_2"><text:tab/>PROPOSO:</text:p>
      <text:p text:style-name="Texto_20_independiente_20_2"/>
      <text:p text:style-name="P7">La incorporació de dues persones amb qualificació en màrqueting i publicitat i experiència professional en aquest tipus de feina per substituir el Sr. López i fer-se càrrec de la promoció de les noves sèries.</text:p>
      <text:p text:style-name="Texto_20_independiente_20_2"/>
      <text:p text:style-name="Texto_20_independiente_20_2"/>
      <text:p text:style-name="Texto_20_independiente_20_2"><text:s text:c="5"/>[Signatura]</text:p>
      <text:p text:style-name="Texto_20_independiente_20_2"/>
      <text:p text:style-name="Texto_20_independiente_20_2"><text:s text:c="6"/>Josep M. Fuster</text:p>
      <text:p text:style-name="Texto_20_independiente_20_2"><text:s text:c="6"/>Cap del Departament de Publicitat</text:p>
      <text:p text:style-name="Texto_20_independiente_20_2"/>
      <text:p text:style-name="Texto_20_independiente_20_2"/>
      <text:p text:style-name="Texto_20_independiente_20_2"><text:s text:c="6"/>Tarragona, 20 de gener del 2009</text:p>
      <text:p text:style-name="Texto_20_independiente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1.984cm" fo:margin-right="2.0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l Departament de Publicitat d’Automòbils 2000, </dc:title>
    <meta:initial-creator>M Antònia Rossell</meta:initial-creator>
    <meta:creation-date>2009-12-27T22:34:27.98</meta:creation-date>
    <meta:editing-cycles>2</meta:editing-cycles>
    <meta:editing-duration>PT00H00M24S</meta:editing-duration>
    <meta:generator>OpenOffice.org/3.0$Win32 OpenOffice.org_project/300m9$Build-9358</meta:generator>
    <meta:document-statistic meta:table-count="0" meta:image-count="0" meta:object-count="0" meta:page-count="1" meta:paragraph-count="20" meta:word-count="232" meta:character-count="1412"/>
    <dc:date>2009-12-27T22:34:29.79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